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03b55d" officeooo:paragraph-rsid="0003b55d"/>
    </style:style>
    <style:style style:name="P2" style:family="paragraph" style:parent-style-name="Standard">
      <style:paragraph-properties fo:line-height="150%" fo:text-align="start" style:justify-single-word="false"/>
      <style:text-properties officeooo:rsid="0003b55d" officeooo:paragraph-rsid="0003b55d"/>
    </style:style>
    <style:style style:name="P3" style:family="paragraph" style:parent-style-name="Standard">
      <style:paragraph-properties fo:line-height="150%" fo:text-align="center" style:justify-single-word="false"/>
      <style:text-properties fo:font-size="24pt" officeooo:rsid="0003b55d" officeooo:paragraph-rsid="0003b55d" style:font-size-asian="24pt" style:font-size-complex="24pt"/>
    </style:style>
    <style:style style:name="P4" style:family="paragraph" style:parent-style-name="Standard">
      <style:paragraph-properties fo:line-height="150%"/>
      <style:text-properties fo:font-weight="bold" officeooo:rsid="0003b55d" officeooo:paragraph-rsid="0003b55d" style:font-weight-asian="bold" style:font-weight-complex="bold"/>
    </style:style>
    <style:style style:name="P5" style:family="paragraph" style:parent-style-name="Standard">
      <style:paragraph-properties fo:line-height="150%"/>
      <style:text-properties fo:color="#ce181e" officeooo:rsid="0003b55d" officeooo:paragraph-rsid="0003b55d"/>
    </style:style>
    <style:style style:name="P6" style:family="paragraph" style:parent-style-name="Standard">
      <style:paragraph-properties fo:line-height="150%"/>
      <style:text-properties fo:color="#ce181e" officeooo:rsid="0003b55d" officeooo:paragraph-rsid="0006a5ac"/>
    </style:style>
    <style:style style:name="P7" style:family="paragraph" style:parent-style-name="Standard">
      <style:paragraph-properties fo:line-height="150%" fo:text-align="start" style:justify-single-word="false"/>
      <style:text-properties fo:font-size="20pt" officeooo:rsid="0003b55d" officeooo:paragraph-rsid="0003b55d" style:font-size-asian="20pt" style:font-size-complex="20pt"/>
    </style:style>
    <style:style style:name="P8" style:family="paragraph" style:parent-style-name="Standard">
      <style:paragraph-properties fo:line-height="150%"/>
      <style:text-properties fo:font-size="20pt" fo:font-weight="bold" officeooo:rsid="0003b55d" officeooo:paragraph-rsid="0003b55d" style:font-size-asian="20pt" style:font-weight-asian="bold" style:font-size-complex="20pt" style:font-weight-complex="bold"/>
    </style:style>
    <style:style style:name="P9" style:family="paragraph" style:parent-style-name="Standard">
      <style:paragraph-properties fo:line-height="150%"/>
      <style:text-properties officeooo:rsid="0004ca22" officeooo:paragraph-rsid="0004ca22"/>
    </style:style>
    <style:style style:name="P10" style:family="paragraph" style:parent-style-name="Standard">
      <style:paragraph-properties fo:line-height="150%"/>
      <style:text-properties officeooo:rsid="0005834b" officeooo:paragraph-rsid="0005834b"/>
    </style:style>
    <style:style style:name="P11" style:family="paragraph" style:parent-style-name="Standard">
      <style:paragraph-properties fo:margin-left="0cm" fo:margin-right="0cm" fo:line-height="150%" fo:text-indent="0cm" style:auto-text-indent="false"/>
      <style:text-properties fo:font-size="16pt" fo:font-weight="bold" officeooo:rsid="0003b55d" officeooo:paragraph-rsid="0003b55d" style:font-size-asian="16pt" style:font-weight-asian="bold" style:font-size-complex="16pt" style:font-weight-complex="bold"/>
    </style:style>
    <style:style style:name="P12" style:family="paragraph" style:parent-style-name="Standard">
      <style:paragraph-properties fo:margin-left="0cm" fo:margin-right="0cm" fo:line-height="150%" fo:text-align="center" style:justify-single-word="false" fo:text-indent="0cm" style:auto-text-indent="false"/>
      <style:text-properties fo:font-size="20pt" fo:font-weight="bold" officeooo:rsid="0003b55d" officeooo:paragraph-rsid="0003b55d" style:font-size-asian="20pt" style:font-weight-asian="bold" style:font-size-complex="20pt" style:font-weight-complex="bold"/>
    </style:style>
    <style:style style:name="P13" style:family="paragraph" style:parent-style-name="Standard">
      <loext:graphic-properties draw:fill="none"/>
      <style:paragraph-properties fo:margin-left="0cm" fo:margin-right="0cm" fo:line-height="150%" fo:text-indent="0cm" style:auto-text-indent="false" fo:background-color="transparent"/>
      <style:text-properties fo:color="#000000" fo:font-size="12pt" fo:font-weight="normal" officeooo:rsid="0006a5ac" officeooo:paragraph-rsid="0006a5ac"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150%" fo:text-indent="0cm" style:auto-text-indent="false" fo:background-color="transparent"/>
      <style:text-properties fo:color="#000000" fo:font-weight="bold" officeooo:rsid="0006a5ac" officeooo:paragraph-rsid="0006a5ac" style:font-weight-asian="bold" style:font-weight-complex="bold"/>
    </style:style>
    <style:style style:name="P15" style:family="paragraph" style:parent-style-name="Standard">
      <loext:graphic-properties draw:fill="none"/>
      <style:paragraph-properties fo:margin-left="0cm" fo:margin-right="0cm" fo:line-height="150%" fo:text-indent="0cm" style:auto-text-indent="false" fo:background-color="transparent"/>
      <style:text-properties fo:color="#000000" fo:font-weight="normal" officeooo:rsid="0006a5ac" officeooo:paragraph-rsid="0006a5ac" style:font-weight-asian="normal" style:font-weight-complex="normal"/>
    </style:style>
    <style:style style:name="P16" style:family="paragraph" style:parent-style-name="Standard">
      <loext:graphic-properties draw:fill="none"/>
      <style:paragraph-properties fo:margin-left="0cm" fo:margin-right="0cm" fo:line-height="150%" fo:text-indent="0cm" style:auto-text-indent="false" fo:background-color="transparent"/>
      <style:text-properties officeooo:rsid="0006a5ac" officeooo:paragraph-rsid="0006a5ac"/>
    </style:style>
    <style:style style:name="P17" style:family="paragraph" style:parent-style-name="Standard">
      <loext:graphic-properties draw:fill="none"/>
      <style:paragraph-properties fo:margin-left="0cm" fo:margin-right="0cm" fo:line-height="150%" fo:text-indent="0cm" style:auto-text-indent="false" fo:background-color="transparent"/>
      <style:text-properties fo:color="#ce181e" officeooo:rsid="0006a5ac" officeooo:paragraph-rsid="0006a5ac"/>
    </style:style>
    <style:style style:name="P18"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fo:color="#000000" fo:font-size="20pt" fo:font-weight="bold" officeooo:rsid="0006a5ac" officeooo:paragraph-rsid="0006a5ac" style:font-size-asian="17.5pt" style:font-weight-asian="bold" style:font-size-complex="20pt" style:font-weight-complex="bold"/>
    </style:style>
    <style:style style:name="P19" style:family="paragraph" style:parent-style-name="Standard" style:master-page-name="">
      <loext:graphic-properties draw:fill="none"/>
      <style:paragraph-properties fo:margin-left="10.1cm" fo:margin-right="0cm" fo:line-height="150%" fo:text-indent="0cm" style:auto-text-indent="false" style:page-number="auto" fo:background-color="transparent"/>
      <style:text-properties fo:color="#ce181e" officeooo:rsid="0003b55d" officeooo:paragraph-rsid="0006a5ac"/>
    </style:style>
    <style:style style:name="P20" style:family="paragraph" style:parent-style-name="Standard">
      <loext:graphic-properties draw:fill="none"/>
      <style:paragraph-properties fo:margin-left="10.1cm" fo:margin-right="0cm" fo:line-height="150%" fo:text-indent="0cm" style:auto-text-indent="false" fo:background-color="transparent"/>
      <style:text-properties fo:color="#ce181e" officeooo:rsid="0003b55d" officeooo:paragraph-rsid="0006a5ac"/>
    </style:style>
    <style:style style:name="P21" style:family="paragraph" style:parent-style-name="Standard" style:master-page-name="">
      <loext:graphic-properties draw:fill="none"/>
      <style:paragraph-properties fo:margin-left="9.1cm" fo:margin-right="0cm" fo:line-height="150%" fo:text-indent="0cm" style:auto-text-indent="false" style:page-number="auto" fo:background-color="transparent"/>
      <style:text-properties fo:color="#ce181e" officeooo:rsid="0003b55d" officeooo:paragraph-rsid="0006a5ac"/>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ce181e"/>
    </style:style>
    <style:style style:name="T3" style:family="text">
      <style:text-properties officeooo:rsid="0005834b"/>
    </style:style>
    <style:style style:name="T4" style:family="text">
      <style:text-properties fo:font-size="12pt" style:font-size-asian="10.5pt" style:font-size-complex="12pt"/>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color="#000000" fo:font-size="12pt" fo:font-weight="normal"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phaBot with ROS</text:p>
      <text:p text:style-name="P1"/>
      <text:p text:style-name="P1"/>
      <text:p text:style-name="P12">Contents</text:p>
      <text:p text:style-name="P11"><text:s text:c="4"/>1. Installation of OS and ROS</text:p>
      <text:p text:style-name="P11"><text:s text:c="4"/>2. Ros Basics</text:p>
      <text:p text:style-name="P11"><text:s text:c="4"/>3. Making the driving node</text:p>
      <text:p text:style-name="P11"><text:s text:c="4"/>4. Making the telecontroller node.</text:p>
      <text:p text:style-name="P11"><text:s text:c="4"/>5. Modeling in RVIZ and Gazebo.</text:p>
      <text:p text:style-name="P11"><text:s text:c="4"/>6. Ultrasonic to Laserscan.</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8">Installation of OS and ROS</text:p>
      <text:p text:style-name="P1"/>
      <text:p text:style-name="P1">ROS Melodic on Raspberry Pi 3+</text:p>
      <text:p text:style-name="P1">I wanted to try install ROS melodic on a Raspberry Pi 3+ to see if it would work. Following this guides gets it up and running smoothly, without any hassles so far. It’s not all that useful though yet, as a bunch of the nodes I wanted to use aren’t working on Melodic yet.</text:p>
      <text:p text:style-name="P1"/>
      <text:p text:style-name="P1">Fig:ROS Melodic on Raspberry Pi 3+</text:p>
      <text:p text:style-name="P1"/>
      <text:p text:style-name="P1">To get 18.04 on my Raspberry Pi 3+, I downloaded Stillwinter’s Xubuntu 18.04 image from here. You can read about the image in their forum post here. It’s a really easy install, fits on an 8GB SD card, and wifi works out of the box. Just downloaded the image and extract the img file. I did this on Windows, so I used 7-Zip, then Etcher to flash it onto my SD card.</text:p>
      <text:p text:style-name="P1">Pop the SD card into the Raspberry Pi and power it up. I had a screen attached for this install, so I’m not sure how a headless install would go? Once it boots up, it will load a setup screen where you can enter your internet details, password and timezone. Log in, then the next step is to expand the SD card by opening a terminal, and entering the following:</text:p>
      <text:p text:style-name="P1"/>
      <text:p text:style-name="P5">sudo apt update</text:p>
      <text:p text:style-name="P5">sudo apt upgrade</text:p>
      <text:p text:style-name="P5">sudo apt install cloud-guest-utils</text:p>
      <text:p text:style-name="P5">sudo growpart /dev/mmcblk0 2</text:p>
      <text:p text:style-name="P5">sudo resize2fs /dev/mmcblk0p2</text:p>
      <text:p text:style-name="P1"/>
      <text:p text:style-name="P1">To get Firefox install the desktop package:</text:p>
      <text:p text:style-name="P1"/>
      <text:p text:style-name="P5">sudo apt install ^xubuntu-desktop</text:p>
      <text:p text:style-name="P1">Fig:Xubuntu 18.04 on a Raspberry Pi 3+</text:p>
      <text:p text:style-name="P1"><text:soft-page-break/></text:p>
      <text:p text:style-name="P1">To install ROS Melodic I followed the steps below from Ryuichiueda.</text:p>
      <text:p text:style-name="P1"/>
      <text:p text:style-name="P1">Open a terminal and enter the following commands:</text:p>
      <text:p text:style-name="P1"/>
      <text:p text:style-name="P5">sudo apt-get update</text:p>
      <text:p text:style-name="P5">sudo apt-get install -y git</text:p>
      <text:p text:style-name="P5">sudo apt-get install -y openssh-server</text:p>
      <text:p text:style-name="P1"/>
      <text:p text:style-name="P5">pwd                |</text:p>
      <text:p text:style-name="P5">grep -F 'ros_setup_scripts'    ||</text:p>
      <text:p text:style-name="P5">git clone https://github.com/ryuichiueda/ros_setup_scripts_Ubuntu18.04_server.git</text:p>
      <text:p text:style-name="P1"/>
      <text:p text:style-name="P1">This saves a folder in your home directory called ros_setup_scripts_Ubunut18.04_server. Open this folder in the terminal and run the bash file called step1.bash as below:</text:p>
      <text:p text:style-name="P1"/>
      <text:p text:style-name="P5">cd ros_setup_scripts_Ubuntu18.04_server</text:p>
      <text:p text:style-name="P5">./step1.bash</text:p>
      <text:p text:style-name="P5">source ~/.bashrc</text:p>
      <text:p text:style-name="P1"/>
      <text:p text:style-name="P1">This will install ROS Melodic on the Raspberry Pi 3+. Once installed you can test it by opening a terminal and typing:</text:p>
      <text:p text:style-name="P1">LANG=C roscore</text:p>
      <text:p text:style-name="P1"/>
      <text:p text:style-name="P1"/>
      <text:p text:style-name="P1">Fig:ROS Melodic running</text:p>
      <text:p text:style-name="P1"/>
      <text:p text:style-name="P1">This build worked for me on, but overall it wasn’t that useful. For anyone learning, I’d suggest sticking with the Ubiquity-Kinetic image. There are more working nodes and guides to learn from. I also couldn’t get the Raspberry Pi V2 camera to work on this build. Still pretty happy with it though.</text:p>
      <text:p text:style-name="P1">Hopefully this helps some other people who want to try out Melodic on their Raspberry Pi 3+! Enjoy!</text:p>
      <text:p text:style-name="P1"/>
      <text:p text:style-name="P1"/>
      <text:p text:style-name="P1"><text:soft-page-break/></text:p>
      <text:p text:style-name="P1"/>
      <text:p text:style-name="P1"/>
      <text:p text:style-name="P7">ROS Basics</text:p>
      <text:p text:style-name="P1"/>
      <text:p text:style-name="P1">Refer this document for the detailed basics of ROS file.</text:p>
      <text:p text:style-name="P1"/>
      <text:p text:style-name="P1"/>
      <text:p text:style-name="P1"/>
      <text:p text:style-name="P2"><text:span text:style-name="T1">Setting up Master and Slave</text:span> </text:p>
      <text:p text:style-name="P2"/>
      <text:p text:style-name="P1">To use the Raspberry pi without connecting it to the monitor we setup a ROS master in the desktop and ROS slave in the raspberry pi. We access the raspberry pi by establishing a ssh connection through IP address.</text:p>
      <text:p text:style-name="P1"><text:tab/></text:p>
      <text:p text:style-name="P1"><text:s text:c="4"/>Step 1. Find out the Ip Address in both PC and Raspberry pi using ifconfig.</text:p>
      <text:p text:style-name="P1"><text:s text:c="4"/>Step 2. $ export ROS_IP= ”System_IP or Rpi_IP”</text:p>
      <text:p text:style-name="P1"><text:s text:c="4"/>Step 3. $ export ROS_MASTER_URI = “http://&lt;master_IP&gt;:11311”</text:p>
      <text:p text:style-name="P1"><text:s text:c="4"/>Step 4. By exporting these in both the systems it is possible to setup ROS master and slave.</text:p>
      <text:p text:style-name="P1"/>
      <text:p text:style-name="P1"/>
      <text:p text:style-name="P8">Making the driving node</text:p>
      <text:p text:style-name="P1"/>
      <text:p text:style-name="P9">A package needs to be created to initialise the node.</text:p>
      <text:p text:style-name="P9"><text:span text:style-name="T2">$ catkin_create_pkg drive_pkg rospy Rpi.GPIO</text:span> </text:p>
      <text:p text:style-name="P10">A source folder should be created inside the package and the node code should be placed in the src folder.</text:p>
      <text:p text:style-name="P10"/>
      <text:p text:style-name="P1">The driver node is initiated to make it possible for the speed and direction of the robot.</text:p>
      <text:p text:style-name="P1"/>
      <text:p text:style-name="P4">#!/usr/bin/env python</text:p>
      <text:p text:style-name="P4">import rospy</text:p>
      <text:p text:style-name="P4">from geometry_msgs.msg import Twist</text:p>
      <text:p text:style-name="P4"><text:soft-page-break/></text:p>
      <text:p text:style-name="P4">import RPi.GPIO as GPIO</text:p>
      <text:p text:style-name="P4"/>
      <text:p text:style-name="P4"># set GPIO modes</text:p>
      <text:p text:style-name="P4">GPIO.setmode(GPIO.BCM)</text:p>
      <text:p text:style-name="P4">GPIO.setwarnings(False)</text:p>
      <text:p text:style-name="P4"/>
      <text:p text:style-name="P4">_FREQUENCY = 20</text:p>
      <text:p text:style-name="P4"/>
      <text:p text:style-name="P4"/>
      <text:p text:style-name="P4">def _clip(value, minimum, maximum):</text:p>
      <text:p text:style-name="P4"><text:s text:c="4"/>if value &lt; minimum:</text:p>
      <text:p text:style-name="P4"><text:s text:c="8"/>return minimum</text:p>
      <text:p text:style-name="P4"><text:s text:c="4"/>elif value &gt; maximum:</text:p>
      <text:p text:style-name="P4"><text:s text:c="8"/>return maximum</text:p>
      <text:p text:style-name="P4"><text:s text:c="4"/>return value</text:p>
      <text:p text:style-name="P4"/>
      <text:p text:style-name="P4"/>
      <text:p text:style-name="P4">class Motor:</text:p>
      <text:p text:style-name="P4"><text:s text:c="4"/>def __init__(self, forward_pin, backward_pin):</text:p>
      <text:p text:style-name="P4"><text:s text:c="8"/>self.forward_pin = forward_pin</text:p>
      <text:p text:style-name="P4"><text:s text:c="8"/>self.backward_pin = backward_pin</text:p>
      <text:p text:style-name="P4"/>
      <text:p text:style-name="P4"><text:s text:c="8"/>GPIO.setup(self.forward_pin, GPIO.OUT)</text:p>
      <text:p text:style-name="P4"><text:s text:c="8"/>GPIO.setup(self.backward_pin, GPIO.OUT)</text:p>
      <text:p text:style-name="P4"/>
      <text:p text:style-name="P4"><text:s text:c="8"/>self.forward_pwm = GPIO.PWM(self.forward_pin,_FREQUENCY)</text:p>
      <text:p text:style-name="P4"><text:s text:c="8"/>self.backward_pwm = GPIO.PWM(self.backward_pin, _FREQUENCY)</text:p>
      <text:p text:style-name="P4"/>
      <text:p text:style-name="P4"><text:s text:c="4"/>def move(self,speed_percent):</text:p>
      <text:p text:style-name="P4"><text:s text:c="8"/>speed = _clip(abs(speed_percent),0,100)</text:p>
      <text:p text:style-name="P4"/>
      <text:p text:style-name="P4"><text:s text:c="8"/>if speed_percent&lt;0:</text:p>
      <text:p text:style-name="P4"><text:s text:c="12"/>self.backward_pwm.start(speed)</text:p>
      <text:p text:style-name="P4"><text:s text:c="12"/>self.forward_pwm.start(0)</text:p>
      <text:p text:style-name="P4"><text:soft-page-break/><text:s text:c="8"/>else:</text:p>
      <text:p text:style-name="P4"><text:s text:c="12"/>self.forward_pwm.start(speed)</text:p>
      <text:p text:style-name="P4"><text:s text:c="12"/>self.backward_pwm.start(0)</text:p>
      <text:p text:style-name="P4"/>
      <text:p text:style-name="P4">class Driver:</text:p>
      <text:p text:style-name="P4"><text:s text:c="4"/>def __init__(self):</text:p>
      <text:p text:style-name="P4"><text:s text:c="8"/>rospy.init_node('driver')</text:p>
      <text:p text:style-name="P4"/>
      <text:p text:style-name="P4"><text:s text:c="8"/>self.last_received = rospy.get_time()</text:p>
      <text:p text:style-name="P4"><text:s text:c="8"/>self.timeout = rospy.get_param('~timeout', 2)</text:p>
      <text:p text:style-name="P4"><text:s text:c="8"/>self.rate = rospy.get_param('~rate', 10)</text:p>
      <text:p text:style-name="P4"><text:s text:c="8"/>self.max_speed = rospy.get_param('~max_speed',0.5)</text:p>
      <text:p text:style-name="P4"><text:s text:c="8"/>self.wheel_base = rospy.get_param('~wheel_base',0.09)</text:p>
      <text:p text:style-name="P4"/>
      <text:p text:style-name="P4"><text:s text:c="8"/>self.left_motor = Motor(10,9)</text:p>
      <text:p text:style-name="P4"><text:s text:c="8"/>self.right_motor = Motor(8,7)</text:p>
      <text:p text:style-name="P4"><text:s text:c="8"/>self.left_speed_percent = 0</text:p>
      <text:p text:style-name="P4"><text:s text:c="8"/>self.right_speed_percent = 0</text:p>
      <text:p text:style-name="P4"/>
      <text:p text:style-name="P4"><text:s text:c="8"/>rospy.Subscriber('bot_drive_controller/cmd_vel',Twist,self.velocity_received_callback)</text:p>
      <text:p text:style-name="P4"/>
      <text:p text:style-name="P4"><text:s text:c="4"/>def velocity_received_callback(self,msg):</text:p>
      <text:p text:style-name="P4"><text:s text:c="8"/>self.last_received = rospy.get_time()</text:p>
      <text:p text:style-name="P4"/>
      <text:p text:style-name="P4"><text:s text:c="8"/>linear = msg.linear.x</text:p>
      <text:p text:style-name="P4"><text:s text:c="8"/>angular= msg.angular.z</text:p>
      <text:p text:style-name="P4"/>
      <text:p text:style-name="P4"><text:s text:c="8"/>left_speed = linear - angular*self.wheel_base/2</text:p>
      <text:p text:style-name="P4"><text:s text:c="8"/>right_speed = linear + angular*self.wheel_base/2</text:p>
      <text:p text:style-name="P4"/>
      <text:p text:style-name="P4"><text:s text:c="8"/>self.left_speed_percent = (100*left_speed/self.max_speed)</text:p>
      <text:p text:style-name="P4"><text:s text:c="8"/>self.right_speed_percent = (100 * right_speed / self.max_speed)</text:p>
      <text:p text:style-name="P4"/>
      <text:p text:style-name="P4"><text:s text:c="4"/>def run(self):</text:p>
      <text:p text:style-name="P4"><text:tab/>rate = rospy.Rate(self.rate)</text:p>
      <text:p text:style-name="P4"><text:soft-page-break/></text:p>
      <text:p text:style-name="P4"><text:s text:c="8"/>while not rospy.is_shutdown():</text:p>
      <text:p text:style-name="P4"><text:s text:c="12"/>delay = rospy.get_time() - self.last_received</text:p>
      <text:p text:style-name="P4"><text:s text:c="12"/>if delay &lt; self.timeout:</text:p>
      <text:p text:style-name="P4"><text:s text:c="16"/>self.left_motor.move(self.left_speed_percent)</text:p>
      <text:p text:style-name="P4"><text:s text:c="16"/>self.right_motor.move(self.right_speed_percent)</text:p>
      <text:p text:style-name="P4"><text:s text:c="12"/>else:</text:p>
      <text:p text:style-name="P4"><text:s text:c="16"/>self.left_motor.move(0)</text:p>
      <text:p text:style-name="P4"><text:s text:c="16"/>self.right_motor.move(0)</text:p>
      <text:p text:style-name="P4"/>
      <text:p text:style-name="P4"><text:s text:c="12"/>rate.sleep()</text:p>
      <text:p text:style-name="P4"/>
      <text:p text:style-name="P4">def main():</text:p>
      <text:p text:style-name="P4"><text:s text:c="4"/>driver = Driver()</text:p>
      <text:p text:style-name="P4"><text:s text:c="4"/>driver.run()</text:p>
      <text:p text:style-name="P4"/>
      <text:p text:style-name="P4">if __name__ == '__main__':</text:p>
      <text:p text:style-name="P4"><text:s text:c="4"/>main()</text:p>
      <text:p text:style-name="P1"/>
      <text:p text:style-name="P1"/>
      <text:p text:style-name="P1">Okay, that probably looks pretty new. Why don’t we break it down piece by piece.</text:p>
      <text:p text:style-name="P1">#!/usr/bin/env python</text:p>
      <text:p text:style-name="P1"/>
      <text:p text:style-name="P1">import rospy</text:p>
      <text:p text:style-name="P1">from geometry_msgs.msg import Twist</text:p>
      <text:p text:style-name="P1"/>
      <text:p text:style-name="P1">import RPi.GPIO as GPIO</text:p>
      <text:p text:style-name="P1"/>
      <text:p text:style-name="P1"/>
      <text:p text:style-name="P1"># Set the GPIO modes</text:p>
      <text:p text:style-name="P1">GPIO.setmode(GPIO.BCM)</text:p>
      <text:p text:style-name="P1">GPIO.setwarnings(False)</text:p>
      <text:p text:style-name="P1"/>
      <text:p text:style-name="P1">_FREQUENCY = 20</text:p>
      <text:p text:style-name="P1"><text:soft-page-break/>This is more or less straight out of part 2, although we’re importing the Twist message now instead of String. We’re also saving the frequency into a more conventionally-named variable, _FREQUENCY (the underscore indicates that it’s for internal use only, all-caps indicates that it’s a constant).</text:p>
      <text:p text:style-name="P1">def _clip(value, minimum, maximum):</text:p>
      <text:p text:style-name="P1"><text:s text:c="4"/>"""Ensure value is between minimum and maximum."""</text:p>
      <text:p text:style-name="P1"/>
      <text:p text:style-name="P1"><text:s text:c="4"/>if value &lt; minimum:</text:p>
      <text:p text:style-name="P1"><text:s text:c="8"/>return minimum</text:p>
      <text:p text:style-name="P1"><text:s text:c="4"/>elif value &gt; maximum:</text:p>
      <text:p text:style-name="P1"><text:s text:c="8"/>return maximum</text:p>
      <text:p text:style-name="P1"><text:s text:c="4"/>return value</text:p>
      <text:p text:style-name="P1">The _clip function is pretty simple: it makes sure a given value is between the given minimum and maximum. We’ll use it later to make sure we don’t try to make the motors move with a duty cycle less than 0 or greater than 100.</text:p>
      <text:p text:style-name="P1">class Motor:</text:p>
      <text:p text:style-name="P1">Here we’re creating a new class to represent a motor that we can move.</text:p>
      <text:p text:style-name="P1"><text:s text:c="4"/>def __init__(self, forward_pin, backward_pin):</text:p>
      <text:p text:style-name="P1"><text:s text:c="8"/>self._forward_pin = forward_pin</text:p>
      <text:p text:style-name="P1"><text:s text:c="8"/>self._backward_pin = backward_pin</text:p>
      <text:p text:style-name="P1"/>
      <text:p text:style-name="P1"><text:s text:c="8"/>GPIO.setup(forward_pin, GPIO.OUT)</text:p>
      <text:p text:style-name="P1"><text:s text:c="8"/>GPIO.setup(backward_pin, GPIO.OUT)</text:p>
      <text:p text:style-name="P1"/>
      <text:p text:style-name="P1"><text:s text:c="8"/>self._forward_pwm = GPIO.PWM(forward_pin, _FREQUENCY)</text:p>
      <text:p text:style-name="P1"><text:s text:c="8"/>self._backward_pwm = GPIO.PWM(backward_pin, _FREQUENCY)</text:p>
      <text:p text:style-name="P1">This is the initializer for the Motor class. It’s called automatically whenever a new instance is created. It accepts two parameters, one for each pin involved in moving the motor (one forward, one backward). It then sets the pins up as outputs, and saves off the PWMs for use in the move() function:</text:p>
      <text:p text:style-name="P1"><text:s text:c="4"/>def move(self, speed_percent):</text:p>
      <text:p text:style-name="P1"><text:s text:c="8"/>speed = _clip(abs(speed_percent), 0, 100)</text:p>
      <text:p text:style-name="P1"/>
      <text:p text:style-name="P1"><text:s text:c="8"/># Positive speeds move wheels forward, negative speeds</text:p>
      <text:p text:style-name="P1"><text:s text:c="8"/># move wheels backward</text:p>
      <text:p text:style-name="P1"><text:soft-page-break/><text:s text:c="8"/>if speed_percent &lt; 0:</text:p>
      <text:p text:style-name="P1"><text:s text:c="12"/>self._backward_pwm.start(speed)</text:p>
      <text:p text:style-name="P1"><text:s text:c="12"/>self._forward_pwm.start(0)</text:p>
      <text:p text:style-name="P1"><text:s text:c="8"/>else:</text:p>
      <text:p text:style-name="P1"><text:s text:c="12"/>self._forward_pwm.start(speed)</text:p>
      <text:p text:style-name="P1"><text:s text:c="12"/>self._backward_pwm.start(0)</text:p>
      <text:p text:style-name="P1">This is the main worker function of the Motor class: it’s how the motor moves. It accepts a positive or negative percent (between 0-100), where a positive value moves forward, and a negative value moves backward. Here’s where we utilize the _clip() function we discussed above to ensure the percentage requested does not fall outside the valid range of 0-100, which turns it into a valid duty cycle.</text:p>
      <text:p text:style-name="P1">class Driver:</text:p>
      <text:p text:style-name="P1">Here’s one more class, representing the ROS driver itself.</text:p>
      <text:p text:style-name="P1"><text:s text:c="4"/>def __init__(self):</text:p>
      <text:p text:style-name="P1"><text:s text:c="8"/>rospy.init_node('driver')</text:p>
      <text:p text:style-name="P1"/>
      <text:p text:style-name="P1"><text:s text:c="8"/>self._last_received = rospy.get_time()</text:p>
      <text:p text:style-name="P1"><text:s text:c="8"/>self._timeout = rospy.get_param('~timeout', 2)</text:p>
      <text:p text:style-name="P1"><text:s text:c="8"/>self._rate = rospy.get_param('~rate', 10)</text:p>
      <text:p text:style-name="P1"><text:s text:c="8"/>self._max_speed = rospy.get_param('~max_speed', 0.5)</text:p>
      <text:p text:style-name="P1"><text:s text:c="8"/>self._wheel_base = rospy.get_param('~wheel_base', 0.091)</text:p>
      <text:p text:style-name="P1"/>
      <text:p text:style-name="P1"><text:s text:c="8"/># Assign pins to motors. These may be distributed</text:p>
      <text:p text:style-name="P1"><text:s text:c="8"/># differently depending on how you've built your robot</text:p>
      <text:p text:style-name="P1"><text:s text:c="8"/>self._left_motor = Motor(10, 9)</text:p>
      <text:p text:style-name="P1"><text:s text:c="8"/>self._right_motor = Motor(8, 7)</text:p>
      <text:p text:style-name="P1"><text:s text:c="8"/>self._left_speed_percent = 0</text:p>
      <text:p text:style-name="P1"><text:s text:c="8"/>self._right_speed_percent = 0</text:p>
      <text:p text:style-name="P1"/>
      <text:p text:style-name="P1"><text:s text:c="8"/># Setup subscriber for velocity twist message</text:p>
      <text:p text:style-name="P1"><text:s text:c="8"/>rospy.Subscriber(</text:p>
      <text:p text:style-name="P1"><text:s text:c="12"/>'cmd_vel', Twist, self.velocity_received_callback)</text:p>
      <text:p text:style-name="P1"/>
      <text:p text:style-name="P1"/>
      <text:p text:style-name="P1"/>
      <text:p text:style-name="P1"><text:soft-page-break/>we need to make sure we have permission to access GPIO as a user (remember this resets upon reboot):</text:p>
      <text:p text:style-name="P5">$ sudo chmod a+rw /dev/gpiomem</text:p>
      <text:p text:style-name="P1">We’re also going to use what we learned in part 3 to get the controller giving us Twist messages. Open up four terminals running the classic <text:span text:style-name="T4">shell</text:span>. In the first one, run roscore:</text:p>
      <text:p text:style-name="P5">$ roscore</text:p>
      <text:p text:style-name="P1">In the second, publish data directry through rostopic:</text:p>
      <text:p text:style-name="P6">$ rostopic pub cmd_vel geometry_msgs/Twist data: <text:span text:style-name="T3">"linear:</text:span></text:p>
      <text:p text:style-name="P19"><text:span text:style-name="T3"><text:s text:c="2"/>x: 0.0</text:span></text:p>
      <text:p text:style-name="P20"><text:span text:style-name="T3"><text:s text:c="2"/>y: 0.0</text:span></text:p>
      <text:p text:style-name="P20"><text:span text:style-name="T3"><text:s text:c="2"/>z: 0.0</text:span></text:p>
      <text:p text:style-name="P21"><text:span text:style-name="T3">angular:</text:span></text:p>
      <text:p text:style-name="P20"><text:span text:style-name="T3"><text:s text:c="2"/>x: 0.0</text:span></text:p>
      <text:p text:style-name="P20"><text:span text:style-name="T3"><text:s text:c="2"/>y: 0.0</text:span></text:p>
      <text:p text:style-name="P20"><text:span text:style-name="T3"><text:s text:c="2"/>z: 0.0" <text:s/></text:span></text:p>
      <text:p text:style-name="P20"/>
      <text:p text:style-name="P18">Making a Teleoperating Node</text:p>
      <text:p text:style-name="P13">For easier controll of the Robot we make a teleoperating node so that we can operate the robot with the use of keyboard.</text:p>
      <text:p text:style-name="P13"/>
      <text:p text:style-name="P16"><text:span text:style-name="T6">A package needs to be created in the ROS master which is the PC with the dependency rospy.</text:span></text:p>
      <text:p text:style-name="P17"><text:span text:style-name="T5">$ catkin_create_pkg teleop rospy</text:span></text:p>
      <text:p text:style-name="P17"><text:span text:style-name="T5"/></text:p>
      <text:p text:style-name="P14">#!/usr/bin/env python</text:p>
      <text:p text:style-name="P14"/>
      <text:p text:style-name="P14">from __future__ import print_function</text:p>
      <text:p text:style-name="P14"/>
      <text:p text:style-name="P14">import roslib</text:p>
      <text:p text:style-name="P14">import rospy</text:p>
      <text:p text:style-name="P14"/>
      <text:p text:style-name="P14">from geometry_msgs.msg import Twist</text:p>
      <text:p text:style-name="P14"/>
      <text:p text:style-name="P14">import sys, select, termios, tty</text:p>
      <text:p text:style-name="P14"/>
      <text:p text:style-name="P14"><text:soft-page-break/>msg = """</text:p>
      <text:p text:style-name="P14">Reading from the keyboard and Publishing to command topic.</text:p>
      <text:p text:style-name="P14">--------------------------------------------------------</text:p>
      <text:p text:style-name="P14">Moving around:</text:p>
      <text:p text:style-name="P14"><text:tab/><text:tab/>w</text:p>
      <text:p text:style-name="P14"><text:tab/>a<text:tab/>s<text:tab/>d</text:p>
      <text:p text:style-name="P14"><text:tab/><text:tab/>x</text:p>
      <text:p text:style-name="P14"/>
      <text:p text:style-name="P14">w,s for forward and backward motion</text:p>
      <text:p text:style-name="P14">a,d for turning left and right</text:p>
      <text:p text:style-name="P14">CTRL+C to quit</text:p>
      <text:p text:style-name="P14">"""</text:p>
      <text:p text:style-name="P14"/>
      <text:p text:style-name="P14">moveBindings = {</text:p>
      <text:p text:style-name="P14"><text:tab/>'w':(2.0,0.0),</text:p>
      <text:p text:style-name="P14"><text:tab/>'a':(0.0,4.0),</text:p>
      <text:p text:style-name="P14"><text:tab/>'s':(-2.0,0.0),</text:p>
      <text:p text:style-name="P14"><text:tab/>'d':(0.0,-4.0),</text:p>
      <text:p text:style-name="P14"><text:tab/>'x':(0.0,0.0),</text:p>
      <text:p text:style-name="P14"><text:tab/>}</text:p>
      <text:p text:style-name="P14"/>
      <text:p text:style-name="P14">def getKey():</text:p>
      <text:p text:style-name="P14"><text:tab/>tty.setraw(sys.stdin.fileno())</text:p>
      <text:p text:style-name="P14"><text:tab/>select.select([sys.stdin], [], [], 0)</text:p>
      <text:p text:style-name="P14"><text:tab/>key = sys.stdin.read(1)</text:p>
      <text:p text:style-name="P14"><text:tab/>termios.tcsetattr(sys.stdin, termios.TCSADRAIN, settings)</text:p>
      <text:p text:style-name="P14"><text:tab/>return key</text:p>
      <text:p text:style-name="P14"/>
      <text:p text:style-name="P14">if __name__=="__main__":</text:p>
      <text:p text:style-name="P14"><text:tab/>settings = termios.tcgetattr(sys.stdin)</text:p>
      <text:p text:style-name="P14"/>
      <text:p text:style-name="P14"><text:tab/>pub = rospy.Publisher('bot_driver_controller/cmd_vel',Twist, queue_size = 1)</text:p>
      <text:p text:style-name="P14"><text:tab/>rospy.init_node('teleop_command_keyboard')</text:p>
      <text:p text:style-name="P14"/>
      <text:p text:style-name="P14"><text:tab/>try:</text:p>
      <text:p text:style-name="P14"><text:soft-page-break/><text:tab/><text:tab/>print(msg)</text:p>
      <text:p text:style-name="P14"><text:tab/><text:tab/>while(1):</text:p>
      <text:p text:style-name="P14"><text:tab/><text:tab/><text:tab/>key = getKey()</text:p>
      <text:p text:style-name="P14"><text:tab/><text:tab/><text:tab/>lin_x = moveBindings[key][0]</text:p>
      <text:p text:style-name="P14"><text:tab/><text:tab/><text:tab/>lin_y = 0</text:p>
      <text:p text:style-name="P14"><text:tab/><text:tab/><text:tab/>lin_z = 0</text:p>
      <text:p text:style-name="P14"><text:tab/><text:tab/><text:tab/>ang_x = 0</text:p>
      <text:p text:style-name="P14"><text:tab/><text:tab/><text:tab/>ang_y = 0</text:p>
      <text:p text:style-name="P14"><text:tab/><text:tab/><text:tab/>ang_z = moveBindings[key][1]</text:p>
      <text:p text:style-name="P14"/>
      <text:p text:style-name="P14"><text:tab/><text:tab/><text:tab/>twist = Twist()</text:p>
      <text:p text:style-name="P14"><text:tab/><text:tab/><text:tab/>twist.linear.x = lin_x</text:p>
      <text:p text:style-name="P14"><text:tab/><text:tab/><text:tab/>twist.linear.y = lin_y</text:p>
      <text:p text:style-name="P14"><text:tab/><text:tab/><text:tab/>twist.linear.z = lin_z</text:p>
      <text:p text:style-name="P14"><text:tab/><text:tab/><text:tab/>twist.angular.x = ang_x</text:p>
      <text:p text:style-name="P14"><text:tab/><text:tab/><text:tab/>twist.angular.y = ang_y</text:p>
      <text:p text:style-name="P14"><text:tab/><text:tab/><text:tab/>twist.angular.z = ang_z</text:p>
      <text:p text:style-name="P14"><text:tab/><text:tab/><text:tab/>pub.publish(twist)</text:p>
      <text:p text:style-name="P14"/>
      <text:p text:style-name="P14"><text:tab/>except Exception as e:</text:p>
      <text:p text:style-name="P14"><text:tab/><text:tab/>print(e)</text:p>
      <text:p text:style-name="P14"/>
      <text:p text:style-name="P14"><text:tab/>finally:</text:p>
      <text:p text:style-name="P14"><text:tab/><text:tab/>twist = Twist()</text:p>
      <text:p text:style-name="P14"><text:tab/><text:tab/>twist.linear.x = 0</text:p>
      <text:p text:style-name="P14"><text:tab/><text:tab/>twist.linear.y = 0</text:p>
      <text:p text:style-name="P14"><text:tab/><text:tab/>twist.linear.z = 0</text:p>
      <text:p text:style-name="P14"><text:tab/><text:tab/>twist.angular.x = 0</text:p>
      <text:p text:style-name="P14"><text:tab/><text:tab/>twist.angular.y = 0</text:p>
      <text:p text:style-name="P14"><text:tab/><text:tab/>twist.angular.z = 0</text:p>
      <text:p text:style-name="P14"><text:tab/><text:tab/>pub.publish(twist)</text:p>
      <text:p text:style-name="P14"/>
      <text:p text:style-name="P14">termios.tcsetattr(sys.stdin, termios.TCSADRAIN, settings)</text:p>
      <text:p text:style-name="P14"/>
      <text:p text:style-name="P14"/>
      <text:p text:style-name="P15"><text:soft-page-break/>By pressing the wasdx keys we are able to control the direction of the robot the speed of the robot can be controll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5:02:30.226597717</meta:creation-date>
    <dc:date>2019-08-13T17:55:28.428412080</dc:date>
    <meta:editing-duration>PT2H32M35S</meta:editing-duration>
    <meta:editing-cycles>3</meta:editing-cycles>
    <meta:generator>LibreOffice/6.0.7.3$Linux_X86_64 LibreOffice_project/00m0$Build-3</meta:generator>
    <meta:document-statistic meta:table-count="0" meta:image-count="0" meta:object-count="0" meta:page-count="13" meta:paragraph-count="259" meta:word-count="1526" meta:character-count="11587" meta:non-whitespace-character-count="9405"/>
  </office:meta>
</office:document-meta>
</file>